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9000000396788B663.png" manifest:media-type="image/png"/>
  <manifest:file-entry manifest:full-path="Pictures/100000000000003A00000034A4ABB860.png" manifest:media-type="image/png"/>
  <manifest:file-entry manifest:full-path="Pictures/100000000000003A0000002DF4E26AAB.png" manifest:media-type="image/png"/>
  <manifest:file-entry manifest:full-path="Pictures/10000000000000460000006CDBB5D9D2.png" manifest:media-type="image/png"/>
  <manifest:file-entry manifest:full-path="Pictures/10000000000001D0000001EF38F742FD.png" manifest:media-type="image/png"/>
  <manifest:file-entry manifest:full-path="Pictures/10000000000000320000006AC18901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svg:stroke-color="#579d1c" draw:marker-start="Arrowheads_20_1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5c8526" draw:marker-start="Arrowheads_20_1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ff0000" draw:marker-start="Arrowheads_20_1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719cm" svg:height="5.56cm" svg:x="4.154cm" svg:y="6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19cm" svg:height="5.56cm" svg:x="16.266cm" svg:y="6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18cm" svg:height="5.56cm" svg:x="10.211cm" svg:y="6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6.256cm" svg:height="6.241cm" svg:x="4.048cm" svg:y="5.826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4.193cm" svg:height="1.174cm" draw:transform="skewX (-0.444884426333355) rotate (0.305432619099008) translate (7.12920261016122cm 7.12355857632912cm)" svg:viewBox="0 0 4194 1175" svg:d="M0 0c2673 1 4194 1175 4194 1175">
          <text:p/>
        </draw:path>
        <draw:path draw:style-name="gr6" draw:text-style-name="P1" draw:layer="layout" svg:width="5.173cm" svg:height="1.085cm" draw:transform="skewX (-0.174881991049832) rotate (0.0979129710368819) translate (12.0952062926394cm 6.81461602387569cm)" svg:viewBox="0 0 5174 1086" svg:d="M0 0c3158 0 5174 1086 5174 1086">
          <text:p/>
        </draw:path>
        <draw:path draw:style-name="gr7" draw:text-style-name="P1" draw:layer="layout" svg:width="4.133cm" svg:height="0.686cm" draw:transform="skewX (-0.357617963733638) rotate (-2.90283161191697) translate (17.3290627526207cm 10.7072926475171cm)" svg:viewBox="0 0 4134 687" svg:d="M0 0c3393-1 4134 687 4134 687">
          <text:p/>
        </draw:path>
        <draw:path draw:style-name="gr7" draw:text-style-name="P1" draw:layer="layout" svg:width="6.089cm" svg:height="0.982cm" draw:transform="skewX (-0.313635666583381) rotate (-2.96077654308318) translate (12.7603660130719cm 11.0780228272827cm)" svg:viewBox="0 0 6090 983" svg:d="M0 0c3780 0 6090 983 6090 983">
          <text:p/>
        </draw:path>
        <draw:custom-shape draw:style-name="gr1" draw:text-style-name="P1" draw:layer="layout" svg:width="4.572cm" svg:height="6.928cm" svg:x="4.937cm" svg:y="1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55cm" svg:height="6.928cm" svg:x="14.993cm" svg:y="13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6.256cm" svg:height="7.775cm" svg:x="4.048cm" svg:y="12.78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7.602cm" svg:height="3.016cm" draw:transform="skewX (-0.0425860337486617) rotate (0.475078622392856) translate (8.49297255151197cm 14.9698518999556cm)" svg:viewBox="0 0 7603 3017" svg:d="M0 0c4846-5 7603 3017 7603 3017">
          <text:p/>
        </draw:path>
        <draw:path draw:style-name="gr7" draw:text-style-name="P1" draw:layer="layout" svg:width="8.555cm" svg:height="2.5cm" draw:transform="skewX (0.0816814089933346) rotate (-2.79409759951772) translate (17.002063741052cm 18.4603770766687cm)" svg:viewBox="0 0 8556 2501" svg:d="M0 0c5311 1 8556 2501 8556 2501">
          <text:p/>
        </draw:path>
        <draw:frame draw:style-name="gr8" draw:text-style-name="P1" draw:layer="layout" svg:width="1.126cm" svg:height="2.09cm" svg:x="5.462cm" svg:y="6.842cm">
          <draw:image xlink:href="Pictures/10000000000000320000006AC1890139.png" xlink:type="simple" xlink:show="embed" xlink:actuate="onLoad">
            <text:p/>
          </draw:image>
        </draw:frame>
        <draw:frame draw:style-name="gr8" draw:text-style-name="P1" draw:layer="layout" svg:width="1.126cm" svg:height="2.09cm" svg:x="5.462cm" svg:y="9.07cm">
          <draw:image xlink:href="Pictures/10000000000000320000006AC1890139.png" xlink:type="simple" xlink:show="embed" xlink:actuate="onLoad">
            <text:p/>
          </draw:image>
        </draw:frame>
        <draw:frame draw:style-name="gr8" draw:text-style-name="P1" draw:layer="layout" svg:width="1.126cm" svg:height="2.09cm" svg:x="6.605cm" svg:y="14.531cm">
          <draw:image xlink:href="Pictures/10000000000000320000006AC1890139.png" xlink:type="simple" xlink:show="embed" xlink:actuate="onLoad">
            <text:p/>
          </draw:image>
        </draw:frame>
        <draw:frame draw:style-name="gr8" draw:text-style-name="P1" draw:layer="layout" svg:width="1.126cm" svg:height="2.09cm" svg:x="6.605cm" svg:y="16.944cm">
          <draw:image xlink:href="Pictures/10000000000000320000006AC1890139.png" xlink:type="simple" xlink:show="embed" xlink:actuate="onLoad">
            <text:p/>
          </draw:image>
        </draw:frame>
        <draw:frame draw:style-name="gr8" draw:text-style-name="P1" draw:layer="layout" svg:width="1.778cm" svg:height="2.538cm" svg:x="11.287cm" svg:y="7.731cm">
          <draw:image xlink:href="Pictures/10000000000000460000006CDBB5D9D2.png" xlink:type="simple" xlink:show="embed" xlink:actuate="onLoad">
            <text:p/>
          </draw:image>
        </draw:frame>
        <draw:frame draw:style-name="gr8" draw:text-style-name="P1" draw:layer="layout" svg:width="2.159cm" svg:height="2.286cm" svg:x="17.129cm" svg:y="7.858cm">
          <draw:image xlink:href="Pictures/10000000000001D0000001EF38F742FD.png" xlink:type="simple" xlink:show="embed" xlink:actuate="onLoad">
            <text:p/>
          </draw:image>
        </draw:frame>
        <draw:frame draw:style-name="gr8" draw:text-style-name="P1" draw:layer="layout" svg:width="2.159cm" svg:height="2.286cm" svg:x="16.24cm" svg:y="15.605cm">
          <draw:image xlink:href="Pictures/10000000000001D0000001EF38F742FD.png" xlink:type="simple" xlink:show="embed" xlink:actuate="onLoad">
            <text:p/>
          </draw:image>
        </draw:frame>
        <draw:frame draw:style-name="gr9" draw:text-style-name="P1" draw:layer="layout" svg:width="0.889cm" svg:height="0.635cm" svg:x="4.302cm" svg:y="8.62cm">
          <draw:image xlink:href="Pictures/100000000000003A0000002DF4E26AAB.png" xlink:type="simple" xlink:show="embed" xlink:actuate="onLoad">
            <text:p/>
          </draw:image>
        </draw:frame>
        <draw:frame draw:style-name="gr9" draw:text-style-name="P1" draw:layer="layout" svg:width="0.889cm" svg:height="0.635cm" svg:x="5.191cm" svg:y="16.367cm">
          <draw:image xlink:href="Pictures/100000000000003A0000002DF4E26AAB.png" xlink:type="simple" xlink:show="embed" xlink:actuate="onLoad">
            <text:p/>
          </draw:image>
        </draw:frame>
        <draw:frame draw:style-name="gr9" draw:text-style-name="P1" draw:layer="layout" svg:width="0.79cm" svg:height="0.751cm" svg:x="10.398cm" svg:y="8.493cm">
          <draw:image xlink:href="Pictures/100000000000003A00000034A4ABB860.png" xlink:type="simple" xlink:show="embed" xlink:actuate="onLoad">
            <text:p/>
          </draw:image>
        </draw:frame>
        <draw:frame draw:style-name="gr9" draw:text-style-name="P1" draw:layer="layout" svg:width="0.763cm" svg:height="0.806cm" svg:x="17.89cm" svg:y="6.715cm">
          <draw:image xlink:href="Pictures/1000000000000039000000396788B663.png" xlink:type="simple" xlink:show="embed" xlink:actuate="onLoad">
            <text:p/>
          </draw:image>
        </draw:frame>
        <draw:frame draw:style-name="gr9" draw:text-style-name="P1" draw:layer="layout" svg:width="0.763cm" svg:height="0.806cm" svg:x="17.002cm" svg:y="14.462cm">
          <draw:image xlink:href="Pictures/1000000000000039000000396788B6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18:29:17.474337610</meta:creation-date>
    <dc:date>2015-03-23T18:41:51.271471493</dc:date>
    <meta:editing-duration>PT7M47S</meta:editing-duration>
    <meta:editing-cycles>3</meta:editing-cycles>
    <meta:generator>LibreOffice/4.2.7.2$Linux_X86_64 LibreOffice_project/420m0$Build-2</meta:generator>
    <meta:document-statistic meta:object-count="25"/>
  </office:meta>
</office:document-meta>
</file>